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Liberation Sans" svg:font-family="Liberation Sans" style:font-family-generic="swiss" style:font-pitch="variable"/>
    <style:font-face style:name="Lucida Sans Unicode" svg:font-family="Lucida Sans Unicode" style:font-family-generic="swiss" style:font-pitch="variable" svg:panose-1="2 11 6 2 3 5 4 2 2 4"/>
    <style:font-face style:name="Mangal" svg:font-family="Mangal" style:font-family-generic="system" style:font-pitch="variable" svg:panose-1="0 0 4 0 0 0 0 0 0 0"/>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left="0.4916in" fo:text-indent="-0.4916in">
        <style:tab-stops/>
      </style:paragraph-properties>
    </style:style>
    <style:style style:name="P2" style:parent-style-name="Standard" style:family="paragraph">
      <style:paragraph-properties fo:text-align="center" fo:margin-left="0.4916in" fo:text-indent="-0.4916in">
        <style:tab-stops/>
      </style:paragraph-properties>
    </style:style>
    <style:style style:name="P3" style:parent-style-name="Standard" style:family="paragraph">
      <style:paragraph-properties fo:text-align="center" fo:margin-left="0.4916in" fo:text-indent="-0.4916in">
        <style:tab-stops/>
      </style:paragraph-properties>
    </style:style>
    <style:style style:name="T4" style:parent-style-name="Основнойшрифтабзаца" style:family="text">
      <style:text-properties fo:language="uk" fo:country="UA"/>
    </style:style>
    <style:style style:name="P5" style:parent-style-name="Standard" style:family="paragraph">
      <style:paragraph-properties fo:text-align="center" fo:margin-left="0.4916in" fo:text-indent="-0.4916in">
        <style:tab-stops/>
      </style:paragraph-properties>
    </style:style>
    <style:style style:name="P6" style:parent-style-name="Standard" style:family="paragraph">
      <style:paragraph-properties fo:text-align="center" fo:margin-left="0.4916in" fo:text-indent="-0.4916in">
        <style:tab-stops/>
      </style:paragraph-properties>
    </style:style>
    <style:style style:name="P7" style:parent-style-name="Standard" style:family="paragraph">
      <style:paragraph-properties fo:text-align="center" fo:margin-left="0.4916in" fo:text-indent="-0.4916in">
        <style:tab-stops/>
      </style:paragraph-properties>
    </style:style>
    <style:style style:name="P8" style:parent-style-name="Standard" style:family="paragraph">
      <style:paragraph-properties fo:text-align="center" fo:margin-left="0.4916in" fo:text-indent="-0.4916in">
        <style:tab-stops/>
      </style:paragraph-properties>
    </style:style>
    <style:style style:name="P9" style:parent-style-name="Standard" style:family="paragraph">
      <style:paragraph-properties fo:text-align="center" fo:margin-left="0.4916in" fo:text-indent="-0.4916in">
        <style:tab-stops/>
      </style:paragraph-properties>
    </style:style>
    <style:style style:name="P10" style:parent-style-name="Standard" style:family="paragraph">
      <style:paragraph-properties fo:text-align="center" fo:margin-left="0.4916in" fo:text-indent="-0.4916in">
        <style:tab-stops/>
      </style:paragraph-properties>
    </style:style>
    <style:style style:name="P11" style:parent-style-name="Standard" style:family="paragraph">
      <style:paragraph-properties fo:text-align="center" fo:margin-left="0.4916in" fo:text-indent="-0.4916in">
        <style:tab-stops/>
      </style:paragraph-properties>
    </style:style>
    <style:style style:name="P12" style:parent-style-name="Standard" style:family="paragraph">
      <style:paragraph-properties fo:text-align="center" fo:margin-left="0.4916in" fo:text-indent="-0.4916in">
        <style:tab-stops/>
      </style:paragraph-properties>
    </style:style>
    <style:style style:name="P13" style:parent-style-name="Standard" style:family="paragraph">
      <style:paragraph-properties fo:text-align="center" fo:margin-left="0.4916in" fo:text-indent="-0.4916in">
        <style:tab-stops/>
      </style:paragraph-properties>
    </style:style>
    <style:style style:name="P14" style:parent-style-name="Standard" style:family="paragraph">
      <style:paragraph-properties fo:text-align="center" fo:margin-left="0.4916in" fo:text-indent="-0.4916in">
        <style:tab-stops/>
      </style:paragraph-properties>
    </style:style>
    <style:style style:name="P15" style:parent-style-name="Standard" style:family="paragraph">
      <style:paragraph-properties fo:text-align="center" fo:margin-left="0.4916in" fo:text-indent="-0.4916in">
        <style:tab-stops/>
      </style:paragraph-properties>
    </style:style>
    <style:style style:name="P16" style:parent-style-name="Standard" style:family="paragraph">
      <style:paragraph-properties fo:text-align="center" fo:margin-left="0.4916in" fo:text-indent="-0.4916in">
        <style:tab-stops/>
      </style:paragraph-properties>
    </style:style>
    <style:style style:name="P17" style:parent-style-name="Standard" style:family="paragraph">
      <style:paragraph-properties fo:text-align="center" fo:margin-left="0.4916in" fo:text-indent="-0.4916in">
        <style:tab-stops/>
      </style:paragraph-properties>
    </style:style>
    <style:style style:name="P18" style:parent-style-name="Standard" style:family="paragraph">
      <style:paragraph-properties fo:text-align="center" fo:margin-left="0.4916in" fo:text-indent="-0.4916in">
        <style:tab-stops/>
      </style:paragraph-properties>
    </style:style>
    <style:style style:name="P19" style:parent-style-name="Standard" style:family="paragraph">
      <style:paragraph-properties fo:text-align="center" fo:margin-left="0.4916in" fo:text-indent="-0.4916in">
        <style:tab-stops/>
      </style:paragraph-properties>
    </style:style>
    <style:style style:name="P20" style:parent-style-name="Standard" style:family="paragraph">
      <style:paragraph-properties fo:text-align="center" fo:margin-left="0.4916in" fo:text-indent="-0.4916in">
        <style:tab-stops/>
      </style:paragraph-properties>
    </style:style>
    <style:style style:name="P21" style:parent-style-name="Standard" style:family="paragraph">
      <style:paragraph-properties fo:text-align="justify" fo:margin-left="0.4916in" fo:text-indent="-0.4916in">
        <style:tab-stops/>
      </style:paragraph-properties>
    </style:style>
    <style:style style:name="P22" style:parent-style-name="Standard" style:family="paragraph">
      <style:paragraph-properties fo:text-align="justify" fo:margin-left="0.4916in" fo:text-indent="-0.4916in">
        <style:tab-stops/>
      </style:paragraph-properties>
    </style:style>
    <style:style style:name="P23" style:parent-style-name="Standard" style:family="paragraph">
      <style:paragraph-properties fo:text-align="justify" fo:margin-left="0.4916in" fo:text-indent="-0.4916in">
        <style:tab-stops/>
      </style:paragraph-properties>
    </style:style>
    <style:style style:name="P24" style:parent-style-name="Standard" style:family="paragraph">
      <style:paragraph-properties fo:text-align="center" fo:margin-left="0.4916in" fo:text-indent="-0.4916in">
        <style:tab-stops/>
      </style:paragraph-properties>
    </style:style>
    <style:style style:name="P25" style:parent-style-name="Standard" style:family="paragraph">
      <style:paragraph-properties fo:text-align="center" fo:margin-left="0.4916in" fo:text-indent="-0.4916in">
        <style:tab-stops/>
      </style:paragraph-properties>
    </style:style>
    <style:style style:name="P26" style:parent-style-name="Standard" style:family="paragraph">
      <style:paragraph-properties fo:text-align="center" fo:margin-left="0.4916in" fo:text-indent="-0.4916in">
        <style:tab-stops/>
      </style:paragraph-properties>
    </style:style>
    <style:style style:name="P27" style:parent-style-name="Standard" style:family="paragraph">
      <style:paragraph-properties fo:text-align="center" fo:margin-left="0.4916in" fo:text-indent="-0.4916in">
        <style:tab-stops/>
      </style:paragraph-properties>
    </style:style>
    <style:style style:name="P28" style:parent-style-name="Standard" style:family="paragraph">
      <style:paragraph-properties fo:text-align="center" fo:margin-left="0.4916in" fo:text-indent="-0.4916in">
        <style:tab-stops/>
      </style:paragraph-properties>
    </style:style>
    <style:style style:name="P29" style:parent-style-name="Standard" style:family="paragraph">
      <style:paragraph-properties fo:text-align="center" fo:margin-left="0.4916in" fo:text-indent="-0.4916in">
        <style:tab-stops/>
      </style:paragraph-properties>
    </style:style>
    <style:style style:name="P30" style:parent-style-name="Standard" style:family="paragraph">
      <style:paragraph-properties fo:text-align="center" fo:margin-left="0.4916in" fo:text-indent="-0.4916in">
        <style:tab-stops/>
      </style:paragraph-properties>
    </style:style>
    <style:style style:name="T31" style:parent-style-name="Гиперссылка" style:family="text">
      <style:text-properties fo:font-size="13.5pt" style:font-size-asian="13.5pt" style:font-size-complex="13.5pt"/>
    </style:style>
    <style:style style:name="P32" style:parent-style-name="Textbody" style:family="paragraph">
      <style:paragraph-properties fo:margin-bottom="0in" fo:line-height="137%"/>
    </style:style>
    <style:style style:name="T33" style:parent-style-name="Основнойшрифтабзаца" style:family="text">
      <style:text-properties style:font-name="Arial" fo:color="#000000"/>
    </style:style>
    <style:style style:name="T34" style:parent-style-name="Основнойшрифтабзаца" style:family="text">
      <style:text-properties style:font-name="Times New Roman" fo:font-style="italic" style:font-style-asian="italic" fo:color="#000000" fo:font-size="15pt" style:font-size-asian="15pt" style:text-underline-type="single" style:text-underline-style="solid" style:text-underline-width="auto" style:text-underline-mode="continuous"/>
    </style:style>
    <style:style style:name="P35" style:parent-style-name="Textbody" style:family="paragraph">
      <style:paragraph-properties fo:margin-bottom="0in" fo:line-height="137%" fo:text-indent="0.1965in"/>
      <style:text-properties style:font-name="Arial" fo:color="#000000"/>
    </style:style>
    <style:style style:name="P36" style:parent-style-name="Textbody" style:family="paragraph">
      <style:paragraph-properties fo:margin-bottom="0in" fo:line-height="137%" fo:text-indent="0.1965in"/>
      <style:text-properties style:font-name="Arial" fo:color="#000000"/>
    </style:style>
    <style:style style:name="P37" style:parent-style-name="Textbody" style:family="paragraph">
      <style:paragraph-properties fo:margin-bottom="0in" fo:line-height="137%" fo:text-indent="0.1965in"/>
    </style:style>
    <style:style style:name="T38" style:parent-style-name="Основнойшрифтабзаца" style:family="text">
      <style:text-properties fo:color="#000000"/>
    </style:style>
    <style:style style:name="T39" style:parent-style-name="Основнойшрифтабзаца" style:family="text">
      <style:text-properties style:font-name="Arial" fo:color="#000000"/>
    </style:style>
    <style:style style:name="T40" style:parent-style-name="Основнойшрифтабзаца" style:family="text">
      <style:text-properties style:font-name="Arial" fo:color="#000000"/>
    </style:style>
    <style:style style:name="P41" style:parent-style-name="Textbody" style:family="paragraph">
      <style:paragraph-properties fo:margin-bottom="0in" fo:line-height="137%"/>
    </style:style>
    <style:style style:name="T42" style:parent-style-name="Основнойшрифтабзаца" style:family="text">
      <style:text-properties style:font-name="Arial" fo:color="#000000"/>
    </style:style>
    <style:style style:name="T43" style:parent-style-name="Основнойшрифтабзаца" style:family="text">
      <style:text-properties style:font-name="Times New Roman" fo:font-style="italic" style:font-style-asian="italic" fo:color="#000000" fo:font-size="15pt" style:font-size-asian="15pt" style:text-underline-type="single" style:text-underline-style="solid" style:text-underline-width="auto" style:text-underline-mode="continuous"/>
    </style:style>
    <style:style style:name="P44" style:parent-style-name="Textbody" style:family="paragraph">
      <style:paragraph-properties fo:margin-bottom="0in" fo:line-height="137%" fo:text-indent="0.1965in"/>
    </style:style>
    <style:style style:name="T45" style:parent-style-name="Основнойшрифтабзаца" style:family="text">
      <style:text-properties style:font-name="Arial" fo:font-weight="bold" style:font-weight-asian="bold" fo:color="#000000"/>
    </style:style>
    <style:style style:name="T46" style:parent-style-name="Основнойшрифтабзаца" style:family="text">
      <style:text-properties fo:color="#000000"/>
    </style:style>
    <style:style style:name="T47" style:parent-style-name="Основнойшрифтабзаца" style:family="text">
      <style:text-properties style:font-name="Arial" fo:color="#000000"/>
    </style:style>
    <style:style style:name="T48" style:parent-style-name="Основнойшрифтабзаца" style:family="text">
      <style:text-properties style:font-name="Arial" fo:color="#000000"/>
    </style:style>
    <style:style style:name="P49" style:parent-style-name="Textbody" style:family="paragraph">
      <style:paragraph-properties fo:margin-bottom="0in" fo:line-height="137%"/>
    </style:style>
    <style:style style:name="T50" style:parent-style-name="Основнойшрифтабзаца" style:family="text">
      <style:text-properties style:font-name="Arial" fo:color="#000000"/>
    </style:style>
    <style:style style:name="T51" style:parent-style-name="Основнойшрифтабзаца" style:family="text">
      <style:text-properties style:font-name="Times New Roman" fo:font-style="italic" style:font-style-asian="italic" fo:color="#000000" fo:font-size="15pt" style:font-size-asian="15pt" style:text-underline-type="single" style:text-underline-style="solid" style:text-underline-width="auto" style:text-underline-mode="continuous"/>
    </style:style>
    <style:style style:name="P52" style:parent-style-name="Textbody" style:family="paragraph">
      <style:paragraph-properties fo:margin-bottom="0in" fo:line-height="137%" fo:text-indent="0.1965in"/>
      <style:text-properties style:font-name="Arial" fo:color="#000000"/>
    </style:style>
    <style:style style:name="P53" style:parent-style-name="Textbody" style:family="paragraph">
      <style:paragraph-properties fo:margin-bottom="0in" fo:line-height="137%"/>
    </style:style>
    <style:style style:name="T54" style:parent-style-name="Основнойшрифтабзаца" style:family="text">
      <style:text-properties fo:color="#000000"/>
    </style:style>
    <style:style style:name="T55" style:parent-style-name="Основнойшрифтабзаца" style:family="text">
      <style:text-properties style:font-name="Arial" fo:color="#000000"/>
    </style:style>
    <style:style style:name="T56" style:parent-style-name="Основнойшрифтабзаца" style:family="text">
      <style:text-properties fo:color="#000000" style:text-underline-type="single" style:text-underline-style="solid" style:text-underline-width="auto" style:text-underline-mode="continuous"/>
    </style:style>
    <style:style style:name="T57" style:parent-style-name="Основнойшрифтабзаца" style:family="text">
      <style:text-properties style:font-name="Times New Roman" fo:font-style="italic" style:font-style-asian="italic" fo:color="#000000" fo:font-size="15pt" style:font-size-asian="15pt" style:text-underline-type="single" style:text-underline-style="solid" style:text-underline-width="auto" style:text-underline-mode="continuous"/>
    </style:style>
    <style:style style:name="T58" style:parent-style-name="Основнойшрифтабзаца" style:family="text">
      <style:text-properties style:font-name="Times New Roman" fo:font-style="italic" style:font-style-asian="italic" fo:color="#000000" fo:font-size="15pt" style:font-size-asian="15pt" style:text-underline-type="single" style:text-underline-style="solid" style:text-underline-width="auto" style:text-underline-mode="continuous"/>
    </style:style>
    <style:style style:name="P59" style:parent-style-name="Textbody" style:family="paragraph">
      <style:paragraph-properties fo:margin-bottom="0in" fo:line-height="137%" fo:text-indent="0.1965in"/>
      <style:text-properties style:font-name="Arial" fo:color="#000000"/>
    </style:style>
    <style:style style:name="P60" style:parent-style-name="Textbody" style:family="paragraph">
      <style:paragraph-properties fo:margin-bottom="0in" fo:line-height="137%"/>
    </style:style>
    <style:style style:name="T61" style:parent-style-name="Основнойшрифтабзаца" style:family="text">
      <style:text-properties fo:color="#000000"/>
    </style:style>
    <style:style style:name="T62" style:parent-style-name="Основнойшрифтабзаца" style:family="text">
      <style:text-properties style:font-name="Arial" fo:color="#000000"/>
    </style:style>
    <style:style style:name="T63" style:parent-style-name="Основнойшрифтабзаца" style:family="text">
      <style:text-properties fo:color="#000000" style:text-underline-type="single" style:text-underline-style="solid" style:text-underline-width="auto" style:text-underline-mode="continuous"/>
    </style:style>
    <style:style style:name="T64" style:parent-style-name="Основнойшрифтабзаца" style:family="text">
      <style:text-properties style:font-name="Times New Roman" fo:font-style="italic" style:font-style-asian="italic" fo:color="#000000" fo:font-size="15pt" style:font-size-asian="15pt" style:text-underline-type="single" style:text-underline-style="solid" style:text-underline-width="auto" style:text-underline-mode="continuous"/>
    </style:style>
    <style:style style:name="P65" style:parent-style-name="Textbody" style:family="paragraph">
      <style:paragraph-properties fo:margin-bottom="0in" fo:line-height="137%" fo:text-indent="0.1965in"/>
      <style:text-properties style:font-name="Arial" fo:color="#000000"/>
    </style:style>
  </office:automatic-styles>
  <office:body>
    <office:text text:use-soft-page-breaks="true">
      <text:p text:style-name="P1">МІНІСТЕРСТВО ОСВІТИ І НАУКИ УКРАЇНИ</text:p>
      <text:p text:style-name="P2">ХЕРСОНСЬКИЙ НАЦІОНАЛЬНИЙ ТЕХНІЧНИЙ УНІВЕРСИТЕТ</text:p>
      <text:p text:style-name="P3">ФАКУЛЬТЕТ<text:s/><text:span text:style-name="T4">ІНФОРМАЦІЙНИХ</text:span><text:s/>ТЕХНОЛОГІЙ ТА ДИЗАЙНУ</text:p>
      <text:p text:style-name="P5">КАФЕДРА ПРОГРАМНОГО ЗАБЕЗПЕЧЕННЯ ТА ТЕХНОЛОГІЙ</text:p>
      <text:p text:style-name="P6"/>
      <text:p text:style-name="P7"/>
      <text:p text:style-name="P8"/>
      <text:p text:style-name="P9">Звіт</text:p>
      <text:p text:style-name="P10">З лабораторної роботи №7</text:p>
      <text:p text:style-name="P11">з дисципліни «Вступ до фаху»</text:p>
      <text:p text:style-name="P12">На тему:<text:s/>''РОБОТА З САЙТОМ GITHUB.COM<text:s/>''</text:p>
      <text:p text:style-name="P13"/>
      <text:p text:style-name="P14"/>
      <text:p text:style-name="P15"/>
      <text:p text:style-name="P16"/>
      <text:p text:style-name="P17"/>
      <text:p text:style-name="P18"/>
      <text:p text:style-name="P19"/>
      <text:p text:style-name="P20"/>
      <text:p text:style-name="P21">Виконала студентка 1ПР4<text:s text:c="23"/><text:tab/><text:tab/><text:tab/><text:tab/><text:tab/><text:tab/><text:tab/>Рогатовська А.А.</text:p>
      <text:p text:style-name="P22">Перевірила<text:tab/><text:tab/><text:tab/><text:tab/><text:tab/><text:tab/><text:tab/><text:tab/><text:tab/><text:tab/><text:s text:c="8"/>Огнєва.О.Є.</text:p>
      <text:p text:style-name="P23"/>
      <text:p text:style-name="P24"/>
      <text:p text:style-name="P25"/>
      <text:p text:style-name="P26"/>
      <text:p text:style-name="P27"/>
      <text:p text:style-name="P28"/>
      <text:p text:style-name="P29"/>
      <text:p text:style-name="P30">Херсон - 2020</text:p>
      <text:p text:style-name="Standard"/>
      <text:p text:style-name="Standard"/>
      <text:p text:style-name="Standard"/>
      <text:p text:style-name="Standard"/>
      <text:p text:style-name="Standard"><text:a xlink:href="https://github.com/anastasiya-03/lab7" office:target-frame-name="_top" xlink:show="replace"><text:span text:style-name="T31">https://github.com/anastasiya-03/lab7</text:span></text:a></text:p>
      <text:p text:style-name="Standard"/>
      <text:p text:style-name="Standard">КОНТРОЛЬНІ ПИТАННЯ:</text:p>
      <text:p text:style-name="P32"><text:bookmark-start text:name="docs-internal-guid-bfa5438a-7fff-0b6b-d7"/><text:bookmark-end text:name="docs-internal-guid-bfa5438a-7fff-0b6b-d7"/><text:span text:style-name="T33">1.<text:s/></text:span><text:span text:style-name="T34">Як створити новий репозиторій? </text:span></text:p>
      <text:p text:style-name="P35">Після успішної реєстрації та входу на сайт github.com під своїм обліковим записом, натисніть на кнопку «+» та з меню, що випадає, оберіть New repository. </text:p>
      <text:p text:style-name="P36">На сторінці створення репозиторію треба задати його ім’я, задати опис та ініціалізувати репозиторій README файлом.</text:p>
      <text:p text:style-name="P37"><text:span text:style-name="T38"> </text:span><text:span text:style-name="T39">Потім натиснути на кнопку Create repository. Після створення репозиторію ви потрапите на сторінку репозитор</text:span><text:span text:style-name="T40">ію. Поки що тут є один файл Redme.md, котрий було створено разом з репозиторієм  </text:span></text:p>
      <text:p text:style-name="P41"><text:span text:style-name="T42">2.<text:s/></text:span><text:span text:style-name="T43">Для чого призначений репозиторій? </text:span></text:p>
      <text:p text:style-name="P44"><text:span text:style-name="T45">Репозиторій</text:span><text:span text:style-name="T46"><text:s/>—<text:s/></text:span><text:span text:style-name="T47">спеціальний сервер, на якому зберігається і з якого можна завантажити програмне забезпечення. На сервері зберігається<text:s/></text:span><text:span text:style-name="T48">архів програмних продуктів, які доступні для завантаження. Це місце, де зберігаються й підтримуються які-небудь дані. </text:span></text:p>
      <text:p text:style-name="P49"><text:span text:style-name="T50">3.<text:s/></text:span><text:span text:style-name="T51">Як створити нову гілку у репозиторії?  </text:span></text:p>
      <text:p text:style-name="P52">Для створення гілки потрібно натиснути на кнопку Branch master та у списку, що випадає, ввести<text:s/>ім’я нової гілки. За такої умови ви отримаєте копію головної гілки і будете працювати вже у цій гілці. Отже, будь-які зміни, що ви зробите, не вплинуть на основну гілку доти, поки ви не розпочнете злиття гілок з основною гілкою.</text:p>
      <text:p text:style-name="P53"><text:span text:style-name="T54"> </text:span><text:span text:style-name="T55">4.</text:span><text:span text:style-name="T56"><text:s/></text:span><text:span text:style-name="T57">Як злити гілки з основ</text:span><text:span text:style-name="T58">ною гілкою master? </text:span></text:p>
      <text:p text:style-name="P59">Для того, щоб злити гілк натисніть на кнопку New pull request. На сторінці запиту на злиття буде спочатку перевірено можливість злиття гілок. Після перевірки та можливості злиття натисніть на кнопку Create pull request. На сторінці підтвердження злиття гілок буде також задіяно перевірку можливості злиття гілок і, якщо перевірка успішна, натисніть на кнопку Merge pull request. На наступній сторінці натисніть на кнопку Confirm merge. Після цього розпочнеться механізм злиття гілок. Після закінчення злиття необхідно видалити або залишити гілку, якщо вона ще потрібна. </text:p>
      <text:p text:style-name="P60"><text:span text:style-name="T61"> </text:span><text:span text:style-name="T62">5.</text:span><text:span text:style-name="T63"><text:s/></text:span><text:span text:style-name="T64">Як завантажити репозиторій до себе на комп’ютер? </text:span></text:p>
      <text:p text:style-name="P65">Для завантаження репозиторію на комп’ютер необхідно натиснути на кнопку Clone or Download, потім Download ZIP. Водночас<text:s/>завантажиться архів у форматі Zip, який необхідно буде розархівувати.</text:p>
      <text:p text:style-name="Textbody"><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Liberation Sans" svg:font-family="Liberation Sans" style:font-family-generic="swiss" style:font-pitch="variable"/>
    <style:font-face style:name="Lucida Sans Unicode" svg:font-family="Lucida Sans Unicode" style:font-family-generic="swiss" style:font-pitch="variable" svg:panose-1="2 11 6 2 3 5 4 2 2 4"/>
    <style:font-face style:name="Mangal" svg:font-family="Mangal" style:font-family-generic="system" style:font-pitch="variable" svg:panose-1="0 0 4 0 0 0 0 0 0 0"/>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Заголовок2" style:display-name="Заголовок 2" style:family="paragraph" style:parent-style-name="Heading" style:default-outline-level="2">
      <style:text-properties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ucida Sans Unicode"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Список" style:display-name="Список" style:family="paragraph" style:parent-style-name="Textbody">
      <style:text-properties style:font-name-complex="Mangal" fo:font-size="12pt" style:font-size-asian="12pt"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Internetlink" style:display-name="Internet link" style:family="text" style:parent-style-name="Основнойшрифтабзаца">
      <style:text-properties fo:color="#0000FF" style:text-underline-type="single" style:text-underline-style="solid" style:text-underline-width="auto" style:text-underline-mode="continuous" style:text-underline-color="font-color"/>
    </style:style>
    <style:style style:name="Выделение" style:display-name="Выделение" style:family="text" style:parent-style-name="Основнойшрифтабзаца">
      <style:text-properties fo:font-style="italic" style:font-style-asian="italic" style:font-style-complex="italic"/>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lo2749@outlook.com</meta:initial-creator>
    <dc:creator>Пользователь</dc:creator>
    <meta:creation-date>2020-10-28T19:18:00Z</meta:creation-date>
    <dc:date>2020-11-18T15:45:00Z</dc:date>
    <meta:template xlink:href="Normal" xlink:type="simple"/>
    <meta:editing-cycles>6</meta:editing-cycles>
    <meta:editing-duration>PT240S</meta:editing-duration>
    <meta:user-defined meta:name="AppVersion">15.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5" meta:word-count="380" meta:character-count="2544" meta:row-count="18" meta:non-whitespace-character-count="2169"/>
  </office:meta>
</office:document-meta>
</file>